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6070000031FFB818A0E.png" manifest:media-type="image/png"/>
  <manifest:file-entry manifest:full-path="Pictures/10000000000005560000030065251213.png" manifest:media-type="image/png"/>
  <manifest:file-entry manifest:full-path="Pictures/10000000000005560000030097A1E018.png" manifest:media-type="image/png"/>
  <manifest:file-entry manifest:full-path="Pictures/10000201000001A70000010C05FAB34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draw:textarea-vertical-align="top" fo:min-height="12.178cm"/>
    </style:style>
    <style:style style:name="pr5" style:family="presentation" style:parent-style-name="Default-subtitle">
      <style:graphic-properties draw:fill-color="#ffffff" fo:min-height="12.178cm"/>
    </style:style>
    <style:style style:name="pr6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0pt"/>
    </style:style>
    <style:style style:name="P5" style:family="paragraph">
      <style:text-properties fo:font-size="32pt"/>
    </style:style>
    <style:style style:name="T1" style:family="text">
      <style:text-properties fo:color="#ffffff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draw:style-name="gr1" draw:text-style-name="P1" draw:layer="layout" svg:width="37.052cm" svg:height="23.474cm" svg:x="-3.016cm" svg:y="-1.27cm">
          <draw:image xlink:href="Pictures/10000201000001A70000010C05FAB34F.png" xlink:type="simple" xlink:show="embed" xlink:actuate="onLoad">
            <text:p/>
          </draw:image>
        </draw:frame>
        <draw:frame presentation:style-name="pr1" draw:text-style-name="P2" draw:layer="layout" svg:width="25.199cm" svg:height="16.255cm" svg:x="1.4cm" svg:y="0.837cm" presentation:class="subtitle">
          <draw:text-box>
            <text:p text:style-name="P2"><text:span text:style-name="T1">“</text:span><text:span text:style-name="T1">CHOCOFAIR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p>Framework</text:p>
          </draw:text-box>
        </draw:frame>
        <draw:frame presentation:style-name="pr4" draw:text-style-name="P3" draw:layer="layout" svg:width="25.199cm" svg:height="15.193cm" svg:x="4.011cm" svg:y="4.914cm" presentation:class="subtitle" presentation:user-transformed="true">
          <draw:text-box>
            <text:list text:style-name="L1">
              <text:list-item>
                <text:p text:style-name="P3"><text:s/>main.html</text:p>
                <text:list>
                  <text:list-item>
                    <text:list>
                      <text:list-item>
                        <text:p text:style-name="P3"><text:s/>d3, topojson</text:p>
                      </text:list-item>
                    </text:list>
                  </text:list-item>
                </text:list>
              </text:list-item>
              <text:list-item>
                <text:p text:style-name="P3"><text:s/>style.css</text:p>
              </text:list-item>
              <text:list-item>
                <text:p text:style-name="P3"><text:s/>map_script.js</text:p>
              </text:list-item>
              <text:list-item>
                <text:p text:style-name="P3"><text:s/>script.js</text:p>
                <text:p text:style-name="P3"/>
              </text:list-item>
              <text:list-item>
                <text:p text:style-name="P3"><text:s/>data.py</text:p>
                <text:p text:style-name="P3"/>
              </text:list-item>
              <text:list-item>
                <text:p text:style-name="P3">cocoa_import.csv</text:p>
              </text:list-item>
              <text:list-item>
                <text:p text:style-name="P3">cocoa_export.csv</text:p>
              </text:list-item>
              <text:list-item>
                <text:p text:style-name="P3">chocolate_import.csv</text:p>
              </text:list-item>
              <text:list-item>
                <text:p text:style-name="P3">chocolate_export.csv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gr1" draw:text-style-name="P1" draw:layer="layout" svg:width="34.789cm" svg:height="19.558cm" svg:x="-6.858cm" svg:y="4.064cm">
          <draw:image xlink:href="Pictures/10000000000005560000030097A1E018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Data</text:p>
          </draw:text-box>
        </draw:frame>
        <draw:frame presentation:style-name="pr5" draw:text-style-name="P5" draw:layer="layout" svg:width="25.199cm" svg:height="12.17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p>Visualisation</text:p>
          </draw:text-box>
        </draw:frame>
        <draw:frame presentation:style-name="pr5" draw:layer="layout" svg:width="25.199cm" svg:height="12.178cm" svg:x="0.455cm" svg:y="12.714cm" presentation:class="subtitle" presentation:user-transformed="true">
          <draw:text-box>
            <text:p>file:///home/kubuntu/Documents/chocofair/main</text:p>
          </draw:text-box>
        </draw:frame>
        <draw:frame draw:style-name="gr1" draw:text-style-name="P1" draw:layer="layout" svg:width="24.189cm" svg:height="13.599cm" svg:x="1.465cm" svg:y="4.181cm">
          <draw:image xlink:href="Pictures/10000000000005560000030065251213.png" xlink:type="simple" xlink:show="embed" xlink:actuate="onLoad">
            <text:p/>
          </draw:image>
        </draw:frame>
        <draw:frame draw:style-name="gr3" draw:layer="layout" svg:width="13.714cm" svg:height="0.963cm" svg:x="13.462cm" svg:y="-1.778cm">
          <draw:text-box>
            <text:p>file:///home/kubuntu/Documents/chocofair/main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Visualisation</text:p>
          </draw:text-box>
        </draw:frame>
        <draw:frame presentation:style-name="pr6" draw:layer="layout" svg:width="25.199cm" svg:height="12.178cm" svg:x="1.4cm" svg:y="4.914cm" presentation:class="outline" presentation:placeholder="true">
          <draw:text-box/>
        </draw:frame>
        <draw:frame draw:style-name="gr1" draw:text-style-name="P1" draw:layer="layout" svg:width="27.999cm" svg:height="14.497cm" svg:x="0cm" svg:y="4.318cm">
          <draw:image xlink:href="Pictures/10000000000006070000031FFB818A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Questions ? 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9T11:49:15.386893477</meta:creation-date>
    <meta:generator>LibreOffice/4.3.2.2$Linux_x86 LibreOffice_project/430m0$Build-2</meta:generator>
    <dc:date>2015-01-09T12:46:08.160958761</dc:date>
    <meta:editing-duration>PT10M33S</meta:editing-duration>
    <meta:editing-cycles>2</meta:editing-cycles>
    <meta:document-statistic meta:object-count="48"/>
  </office:meta>
</office:document-meta>
</file>